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1" draw:textarea-vertical-align="middle" draw:auto-grow-height="false" draw:fit-to-size="false" style:shrink-to-fit="false" fo:min-height="0.667cm" fo:min-width="6.536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1" draw:textarea-vertical-align="middle" draw:auto-grow-height="false" draw:fit-to-size="false" style:shrink-to-fit="false" fo:min-height="0.667cm" fo:min-width="14.851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style:shrink-to-fit="false" fo:min-height="0.667cm" fo:min-width="6.536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style:shrink-to-fit="false" fo:min-height="0.667cm" fo:min-width="14.851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18cm" svg:stroke-color="#5b9bd5" draw:stroke-linejoin="miter" draw:fill="gradient" draw:fill-gradient-name="Gradient_20_3" draw:textarea-vertical-align="middle" draw:auto-grow-height="false" draw:fit-to-size="false" style:shrink-to-fit="false" fo:min-height="1.126cm" fo:min-width="6.53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18cm" svg:stroke-color="#5b9bd5" draw:stroke-linejoin="miter" draw:fill="gradient" draw:fill-gradient-name="Gradient_20_3" draw:textarea-vertical-align="middle" draw:auto-grow-height="false" draw:fit-to-size="false" style:shrink-to-fit="false" fo:min-height="1.126cm" fo:min-width="14.851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4" draw:textarea-vertical-align="middle" draw:auto-grow-height="false" draw:fit-to-size="false" style:shrink-to-fit="false" fo:min-height="1.257cm" fo:min-width="6.536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4" draw:textarea-vertical-align="middle" draw:auto-grow-height="false" draw:fit-to-size="false" style:shrink-to-fit="false" fo:min-height="1.257cm" fo:min-width="14.851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5" draw:textarea-vertical-align="middle" draw:auto-grow-height="false" draw:fit-to-size="false" style:shrink-to-fit="false" fo:min-height="0.667cm" fo:min-width="6.536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018cm" svg:stroke-color="#5b9bd5" draw:stroke-linejoin="miter" draw:fill="gradient" draw:fill-gradient-name="Gradient_20_5" draw:textarea-vertical-align="middle" draw:auto-grow-height="false" draw:fit-to-size="false" style:shrink-to-fit="false" fo:min-height="0.667cm" fo:min-width="14.852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gradient" draw:fill-gradient-name="Gradient_20_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gradient" draw:fill-gradient-name="Gradient_20_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draw:name="Group 13">
            <draw:custom-shape draw:name="Rectangle 6" draw:style-name="gr1" draw:text-style-name="P2" draw:layer="layout" svg:width="7.035cm" svg:height="0.916cm" svg:x="0cm" svg:y="5.768cm">
              <text:p text:style-name="P1"><text:span text:style-name="T1">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" draw:text-style-name="P2" draw:layer="layout" svg:width="15.35cm" svg:height="0.916cm" svg:x="7.25cm" svg:y="5.768cm">
              <text:p text:style-name="P1"><text:span text:style-name="T1">Data Store, e.g. DBM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">
            <draw:custom-shape draw:name="Rectangle 16" draw:style-name="gr3" draw:text-style-name="P3" draw:layer="layout" svg:width="7.035cm" svg:height="0.916cm" svg:x="0cm" svg:y="4.81cm">
              <text:p text:style-name="P1"><text:span text:style-name="T1">Data acces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4" draw:text-style-name="P3" draw:layer="layout" svg:width="15.35cm" svg:height="0.916cm" svg:x="7.25cm" svg:y="4.81cm">
              <text:p text:style-name="P1"><text:span text:style-name="T1">Interface with the Data Stor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>
            <draw:custom-shape draw:name="Rectangle 14" draw:style-name="gr5" draw:text-style-name="P4" draw:layer="layout" svg:width="7.035cm" svg:height="1.375cm" svg:x="0cm" svg:y="3.128cm">
              <text:p text:style-name="P1"><text:span text:style-name="T2">Business or other logi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6" draw:text-style-name="P4" draw:layer="layout" svg:width="15.35cm" svg:height="1.375cm" svg:x="7.25cm" svg:y="3.128cm">
              <text:p text:style-name="P1"><text:span text:style-name="T2">Business or other logic implementing domain semantics</text:span></text:p>
              <text:p text:style-name="P1"><text:span text:style-name="T2">Data manipulation through access to data access ti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>
            <draw:custom-shape draw:name="Rectangle 12" draw:style-name="gr7" draw:text-style-name="P5" draw:layer="layout" svg:width="7.035cm" svg:height="1.506cm" svg:x="0cm" svg:y="1.316cm">
              <text:p text:style-name="P1"><text:span text:style-name="T1">Presentation (server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8" draw:text-style-name="P5" draw:layer="layout" svg:width="15.35cm" svg:height="1.506cm" svg:x="7.25cm" svg:y="1.316cm">
              <text:p text:style-name="P1"><text:span text:style-name="T1">Web Server (Apache, IIS, nginx) </text:span></text:p>
              <text:p text:style-name="P1"><text:span text:style-name="T1">Output: HTML, CSS, Javascript etc. for display by end user syste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Rectangle 10" draw:style-name="gr9" draw:text-style-name="P6" draw:layer="layout" svg:width="7.035cm" svg:height="0.916cm" svg:x="0.015cm" svg:y="0cm">
              <text:p text:style-name="P1"><text:span text:style-name="T1">Presentation (client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0" draw:text-style-name="P6" draw:layer="layout" svg:width="15.351cm" svg:height="0.916cm" svg:x="7.264cm" svg:y="0cm">
              <text:p text:style-name="P1"><text:span text:style-name="T1">GUI on end user’s syste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71a6da" draw:end-color="#549ada" draw:start-intensity="100%" draw:end-intensity="100%" draw:angle="0" draw:border="0%"/>
    <draw:gradient draw:name="Gradient_20_2" draw:display-name="Gradient 2" draw:style="linear" draw:start-color="#c9c9c9" draw:end-color="#7c7c7c" draw:start-intensity="100%" draw:end-intensity="100%" draw:angle="0" draw:border="0%"/>
    <draw:gradient draw:name="Gradient_20_3" draw:display-name="Gradient 3" draw:style="linear" draw:start-color="#ffd966" draw:end-color="#bf9000" draw:start-intensity="100%" draw:end-intensity="100%" draw:angle="0" draw:border="0%"/>
    <draw:gradient draw:name="Gradient_20_4" draw:display-name="Gradient 4" draw:style="linear" draw:start-color="#f4b183" draw:end-color="#c55a11" draw:start-intensity="100%" draw:end-intensity="100%" draw:angle="0" draw:border="0%"/>
    <draw:gradient draw:name="Gradient_20_5" draw:display-name="Gradient 5" draw:style="linear" draw:start-color="#bfbfbf" draw:end-color="#a6a6a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2.62cm" fo:page-height="6.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1:35:54.498000000</meta:creation-date>
    <dc:date>2018-11-12T12:12:44.858000000</dc:date>
    <meta:editing-duration>PT36M51S</meta:editing-duration>
    <meta:editing-cycles>4</meta:editing-cycles>
    <meta:generator>LibreOffice/6.1.1.2$Windows_x86 LibreOffice_project/5d19a1bfa650b796764388cd8b33a5af1f5baa1b</meta:generator>
    <meta:document-statistic meta:object-count="16"/>
  </office:meta>
</office:document-meta>
</file>